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9bd4d" officeooo:paragraph-rsid="0009bd4d"/>
    </style:style>
    <style:style style:name="P2" style:family="paragraph" style:parent-style-name="Standard">
      <style:text-properties officeooo:rsid="0009bd4d" officeooo:paragraph-rsid="0009bd4d"/>
    </style:style>
    <style:style style:name="P3" style:family="paragraph" style:parent-style-name="Text_20_body">
      <style:text-properties officeooo:rsid="0009bd4d" officeooo:paragraph-rsid="0009b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JDBC-Protocolo que <text:s/>nos ayuda a conectar <text:s/>una base de datos relacional con Java.</text:p>
      <text:p text:style-name="P2"/>
      <text:p text:style-name="P2"/>
      <text:p text:style-name="P2"/>
      <text:p text:style-name="P2"/>
      <text:h text:style-name="P1" text:outline-level="2">¿Qué es JDBC?</text:h>
      <text:p text:style-name="P2"/>
      <text:p text:style-name="P2">JDBC, por las siglas de Java DataBase Conectivity, es un framework que consiste en múltiples interfaces y solo algunas clases de soporte. Esto se debe a que la idea detrás de JDBC es que cualquiera pueda crear su propia implementación del framework y adaptarla a sus necesidades. Dado que se trata de un conjunto de interfaces, cualquier código que interactúe con el framework no se verá afectado si se altera la implementación.</text:p>
      <text:p text:style-name="P2"/>
      <text:p text:style-name="P2">Es por esto que JDBC define interfaces que solo declaran el comportamiento que debe llevarse a cabo para conectarse e interactuar con una base de datos. Así, nos encontramos con interfaces tales como: Connection (abstracción del comportamiento de una conexión), Statement (define el comportamiento para realizar sentencias contra una base de datos, sean queries y otras instrucciones), ResultSet (que abstrae el comportamiento para extraer resultados de las consultas), entre otras. Todas estas clases e interfaces están dentro del paquete java.sql.*. Entonces, para interactuar con los diferentes motores de base de datos, debemos tener una implementación de estas y otras interfaces, es decir, una clase concreta que implemente cada interfaz.</text:p>
      <text:p text:style-name="P2"/>
      <text:p text:style-name="P2"/>
      <text:h text:style-name="P1" text:outline-level="2">¿Qué es H2?</text:h>
      <text:p text:style-name="P3"/>
      <text:p text:style-name="P3">H2 es una base de datos open source escrita en Java que permite integrar aplicaciones en Java o ejecutarse en modo cliente-servidor. Principalmente, se puede configurar para que se ejecute como una base de datos en memoria. Entonces, los datos no persistirán en el disco, debido a que la base de datos no se utiliza para el desarrollo de producción, sino principalmente para el desarrollo y las pruebas.</text:p>
      <text:p text:style-name="P3"/>
      <text:p text:style-name="P3">¿Sabían qué? Es muy importante que puedan instalarse esta base de datos porque la vamos a utilizar a lo largo de la cursada para realizar las actividades y trabajo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8:24:02.331000000</meta:creation-date>
    <dc:date>2024-08-29T18:37:18.141000000</dc:date>
    <meta:editing-duration>PT13M1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297" meta:character-count="1844" meta:non-whitespace-character-count="1552"/>
  </office:meta>
</office:document-meta>
</file>